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Session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Session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SessionScope.get( String name , ObjectFactory &lt; ? &gt; object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Session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Session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